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18463" officeooo:paragraph-rsid="00118463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8pt" fo:font-weight="bold" officeooo:rsid="00118463" officeooo:paragraph-rsid="00118463" style:font-size-asian="18pt" style:font-weight-asian="bold" style:font-size-complex="18pt" style:font-weight-complex="bold"/>
    </style:style>
    <style:style style:name="T1" style:family="text">
      <style:text-properties style:language-asian="zh" style:country-asian="CN"/>
    </style:style>
    <style:style style:name="T2" style:family="text">
      <style:text-properties officeooo:rsid="0011edcf" style:language-asian="zh" style:country-asian="C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使用PrintSteam字节流对<text:span text:style-name="T1">视频文件</text:span>进行复制</text:p>
      <text:p text:style-name="P1">package dayinglian;</text:p>
      <text:p text:style-name="P1"/>
      <text:p text:style-name="P1">import java.io.BufferedInputStream;</text:p>
      <text:p text:style-name="P1">import java.io.BufferedReader;</text:p>
      <text:p text:style-name="P1">import java.io.FileInputStream;</text:p>
      <text:p text:style-name="P1">import java.io.FileNotFoundException;</text:p>
      <text:p text:style-name="P1">import java.io.FileReader;</text:p>
      <text:p text:style-name="P1">import java.io.IOException;</text:p>
      <text:p text:style-name="P1">import java.io.PrintStream;</text:p>
      <text:p text:style-name="P1"/>
      <text:p text:style-name="P1">public class PrintWriterLian2 {</text:p>
      <text:p text:style-name="P1"/>
      <text:p text:style-name="P1"><text:tab/>/**</text:p>
      <text:p text:style-name="P1"><text:tab/> * 使用PrintSteam字节流对文件进行复制</text:p>
      <text:p text:style-name="P1"><text:tab/> */</text:p>
      <text:p text:style-name="P1"><text:tab/>public static void main(String[] args) <text:span text:style-name="T2">{</text:span></text:p>
      <text:p text:style-name="P1"><text:tab/><text:tab/>BufferedInputStream br=null;</text:p>
      <text:p text:style-name="P1"><text:tab/><text:tab/>PrintStream ps=null;</text:p>
      <text:p text:style-name="P1"><text:s text:c="7"/>try {</text:p>
      <text:p text:style-name="P1"><text:tab/><text:tab/>br=new BufferedInputStream(new FileInputStream("D:/火线时刻/1421363152/火线时刻.avi"));</text:p>
      <text:p text:style-name="P1"><text:tab/><text:tab/>ps=new PrintStream("F:/火线时刻.avi");</text:p>
      <text:p text:style-name="P1"><text:tab/><text:tab/>int len=-1;</text:p>
      <text:p text:style-name="P1"><text:tab/><text:tab/>byte[] by=new byte[1024];</text:p>
      <text:p text:style-name="P1"><text:tab/><text:tab/>try {</text:p>
      <text:p text:style-name="P1"><text:tab/><text:tab/><text:tab/>while((len=br.read(by))!=-1){</text:p>
      <text:p text:style-name="P1"><text:tab/><text:tab/><text:tab/><text:tab/>ps.write(by);</text:p>
      <text:p text:style-name="P1"><text:tab/><text:tab/><text:tab/><text:tab/>ps.flush();</text:p>
      <text:p text:style-name="P1"><text:tab/><text:tab/><text:tab/>}</text:p>
      <text:p text:style-name="P1"><text:tab/><text:tab/>} catch (IOException e) {</text:p>
      <text:p text:style-name="P1"><text:tab/><text:tab/><text:tab/>// TODO Auto-generated catch block</text:p>
      <text:p text:style-name="P1"><text:tab/><text:tab/><text:tab/>e.printStackTrace();</text:p>
      <text:p text:style-name="P1"><text:tab/><text:tab/>}</text:p>
      <text:p text:style-name="P1"><text:tab/><text:tab/></text:p>
      <text:p text:style-name="P1"><text:tab/>} catch (FileNotFoundException e) {</text:p>
      <text:p text:style-name="P1"><text:tab/><text:tab/>// TODO Auto-generated catch block</text:p>
      <text:p text:style-name="P1"><text:tab/><text:tab/>e.printStackTrace();</text:p>
      <text:p text:style-name="P1"><text:tab/>}finally{</text:p>
      <text:p text:style-name="P1"><text:tab/><text:tab/>try {</text:p>
      <text:p text:style-name="P1"><text:tab/><text:tab/>if(ps!=null)</text:p>
      <text:p text:style-name="P1"><text:soft-page-break/><text:tab/><text:tab/>ps.close();</text:p>
      <text:p text:style-name="P1"><text:tab/><text:tab/>if(br!=null)</text:p>
      <text:p text:style-name="P1"><text:tab/><text:tab/><text:tab/></text:p>
      <text:p text:style-name="P1"><text:tab/><text:tab/><text:tab/><text:tab/>br.close();</text:p>
      <text:p text:style-name="P1"><text:tab/><text:tab/><text:tab/>} catch (IOException e) {</text:p>
      <text:p text:style-name="P1"><text:tab/><text:tab/><text:tab/><text:tab/>// TODO Auto-generated catch block</text:p>
      <text:p text:style-name="P1"><text:tab/><text:tab/><text:tab/><text:tab/>e.printStackTrace();</text:p>
      <text:p text:style-name="P1"><text:tab/><text:tab/><text:tab/>}</text:p>
      <text:p text:style-name="P1"><text:tab/>}</text:p>
      <text:p text:style-name="P1"><text:tab/>}</text:p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47S</meta:editing-duration>
    <meta:editing-cycles>4</meta:editing-cycles>
    <meta:generator>LibreOffice/5.3.0.3$Windows_X86_64 LibreOffice_project/7074905676c47b82bbcfbea1aeefc84afe1c50e1</meta:generator>
    <dc:date>2017-12-30T22:18:49.201000000</dc:date>
    <meta:document-statistic meta:table-count="0" meta:image-count="0" meta:object-count="0" meta:page-count="2" meta:paragraph-count="48" meta:word-count="139" meta:character-count="1019" meta:non-whitespace-character-count="877"/>
    <meta:user-defined meta:name="Info 1"/>
    <meta:user-defined meta:name="Info 2"/>
    <meta:user-defined meta:name="Info 3"/>
    <meta:user-defined meta:name="Info 4"/>
  </office:meta>
</office:document-meta>
</file>